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ampleTest.managerSavesArticlesInTheData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ampleTest.managerCountsArticlesUsingCalcu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ampleTest.shouldPersistRecalculated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ampleTest.managerCountsArticlesAndSavesThemInTheData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ampleTest.managerUpdatesNumberOfRelatedArtic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